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5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3cm" fo:min-width="0cm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subtitle">
      <style:graphic-properties draw:fill-color="#ffffff" draw:auto-grow-height="true" fo:min-height="3.8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fo:min-height="12.179cm"/>
    </style:style>
    <style:style style:name="P1" style:family="paragraph">
      <loext:graphic-properties draw:fill-color="#ffffff"/>
      <style:text-properties style:font-name="Ubuntu Mono1"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font-size="26pt" style:font-size-asian="26pt" style:font-size-complex="26pt"/>
    </style:style>
    <style:style style:name="P7" style:family="paragraph">
      <style:text-properties style:font-name="Ubuntu Mono1" fo:font-size="26pt" style:font-size-asian="26pt" style:font-size-complex="26pt"/>
    </style:style>
    <style:style style:name="P8" style:family="paragraph">
      <style:text-properties style:font-name="Ubuntu Mono1" fo:font-size="26pt" style:font-size-asian="28pt" style:font-size-complex="28pt"/>
    </style:style>
    <style:style style:name="T1" style:family="text">
      <style:text-properties style:font-name="Ubuntu Mono1" fo:font-size="60pt" style:font-size-asian="60pt" style:font-size-complex="6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9900"/>
    </style:style>
    <style:style style:name="T5" style:family="text">
      <style:text-properties fo:color="#cc0000"/>
    </style:style>
    <style:style style:name="T6" style:family="text">
      <style:text-properties style:font-name="Ubuntu Mono1" fo:font-size="26pt" fo:font-weight="bold" style:font-size-asian="26pt" style:font-weight-asian="bold" style:font-size-complex="26pt" style:font-weight-complex="bold"/>
    </style:style>
    <style:style style:name="T7" style:family="text">
      <style:text-properties style:font-name="Ubuntu Mono1" fo:font-size="26pt" style:font-size-asian="26pt" style:font-size-complex="26pt"/>
    </style:style>
    <style:style style:name="T8" style:family="text">
      <style:text-properties style:font-name="Ubuntu Mono1" fo:font-size="26pt" fo:font-style="italic" style:font-size-asian="26pt" style:font-style-asian="italic" style:font-size-complex="26pt" style:font-style-complex="italic"/>
    </style:style>
    <style:style style:name="T9" style:family="text">
      <style:text-properties style:font-name="Ubuntu Mono1" fo:font-style="italic" style:font-style-asian="italic" style:font-style-complex="italic"/>
    </style:style>
    <style:style style:name="T10" style:family="text">
      <style:text-properties style:font-name="Ubuntu Mono1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1" style:family="text">
      <style:text-properties style:font-name="Ubuntu Mono1" fo:font-size="26pt" fo:font-style="normal" style:font-size-asian="26pt" style:font-style-asian="normal" style:font-size-complex="26pt" style:font-style-complex="normal"/>
    </style:style>
    <style:style style:name="T12" style:family="text">
      <style:text-properties style:font-name="Ubuntu Mono1" fo:font-style="normal" style:font-style-asian="normal" style:font-style-complex="normal"/>
    </style:style>
    <style:style style:name="T13" style:family="text">
      <style:text-properties style:font-name="Ubuntu Mono1" fo:font-size="26pt" fo:font-weight="bold" style:font-size-asian="28pt" style:font-weight-asian="bold" style:font-size-complex="28pt" style:font-weight-complex="bold"/>
    </style:style>
    <style:style style:name="T14" style:family="text">
      <style:text-properties style:font-name="Ubuntu Mono1" fo:font-size="26pt" style:font-size-asian="28pt" style:font-size-complex="28pt"/>
    </style:style>
    <style:style style:name="T15" style:family="text">
      <style:text-properties style:font-name="Ubuntu Mono1" fo:font-size="26pt" fo:font-style="italic" style:font-size-asian="28pt" style:font-style-asian="italic" style:font-size-complex="28pt" style:font-style-complex="italic"/>
    </style:style>
    <style:style style:name="T16" style:family="text">
      <style:text-properties style:font-name="Ubuntu Mono1" fo:font-size="26pt" fo:font-style="italic" style:font-style-asian="italic" style:font-style-complex="italic"/>
    </style:style>
    <style:style style:name="T17" style:family="text">
      <style:text-properties style:font-name="Ubuntu Mono1" fo:font-size="26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style:font-name="Ubuntu Mono1" fo:font-size="26pt" fo:font-style="normal" style:font-size-asian="28pt" style:font-style-asian="normal" style:font-size-complex="28pt" style:font-style-complex="normal"/>
    </style:style>
    <style:style style:name="T19" style:family="text">
      <style:text-properties style:font-name="Ubuntu Mono1" fo:font-size="26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style:font-name="Ubuntu Mono1" fo:font-size="26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1" style:family="text">
      <style:text-properties style:font-name="Ubuntu Mono1" fo:font-size="26pt" fo:font-style="normal" style:font-style-asian="normal" style:font-style-complex="normal"/>
    </style:style>
    <style:style style:name="T22" style:family="text">
      <style:text-properties style:font-name="Ubuntu Mono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3" style:family="text">
      <style:text-properties style:font-name="Ubuntu Mono1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4" style:family="text">
      <style:text-properties style:font-name="Ubuntu Mono1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5" style:family="text">
      <style:text-properties style:font-name="Ubuntu Mono1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color="#0000ff" style:font-name="Ubuntu Mono1" fo:font-size="26pt" fo:font-weight="bold" style:font-size-asian="26pt" style:font-weight-asian="bold" style:font-size-complex="26pt" style:font-weight-complex="bold"/>
    </style:style>
    <style:style style:name="T27" style:family="text">
      <style:text-properties fo:color="#0000ff" style:font-name="Ubuntu Mono1" fo:font-size="26pt" fo:font-style="italic" style:font-size-asian="26pt" style:font-style-asian="italic" style:font-size-complex="26pt" style:font-style-complex="italic"/>
    </style:style>
    <style:style style:name="T28" style:family="text">
      <style:text-properties fo:color="#0000ff" style:font-name="Ubuntu Mono1" fo:font-size="26pt" fo:font-style="normal" style:font-size-asian="26pt" style:font-style-asian="normal" style:font-size-complex="26pt" style:font-style-complex="normal"/>
    </style:style>
    <style:style style:name="T29" style:family="text">
      <style:text-properties fo:color="#0000ff" style:font-name="Ubuntu Mono1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30" style:family="text">
      <style:text-properties style:font-name="Ubuntu Mono1" fo:font-size="26pt" fo:font-style="normal" fo:font-weight="bold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tatic_any; Maciek Gajewski, David Gross</presentation:footer-decl>
      <draw:page draw:name="page1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3.81cm" svg:x="1.4cm" svg:y="5.334cm" presentation:class="subtitle" presentation:user-transformed="true">
          <draw:text-box>
            <text:p><text:span text:style-name="T1">static_any</text:span></text:p>
          </draw:text-box>
        </draw:frame>
        <draw:frame draw:style-name="gr1" draw:text-style-name="P3" draw:layer="layout" svg:width="10.668cm" svg:height="1.28cm" svg:x="8.636cm" svg:y="9.144cm">
          <draw:text-box>
            <text:p text:style-name="P2"><text:span text:style-name="T2">A fast, generic container</text:span></text:p>
          </draw:text-box>
        </draw:frame>
        <draw:frame draw:style-name="gr2" draw:text-style-name="P4" draw:layer="layout" svg:width="5.256cm" svg:height="1.673cm" svg:x="1.602cm" svg:y="17.526cm">
          <draw:text-box>
            <text:p>Maciek Gajewski</text:p>
            <text:p>David Gross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static_any</text:p>
          </draw:text-box>
        </draw:frame>
        <draw:frame presentation:style-name="pr4" draw:layer="layout" svg:width="25.199cm" svg:height="7.532cm" svg:x="1.4cm" svg:y="4.914cm" presentation:class="outline" presentation:user-transformed="true">
          <draw:text-box>
            <text:list text:style-name="L2">
              <text:list-item>
                <text:p>Like <text:span text:style-name="T3">boost::any</text:span> or <text:span text:style-name="T3">QVariant</text:span></text:p>
              </text:list-item>
              <text:list-item>
                <text:p>Can store single item of any* type</text:p>
              </text:list-item>
              <text:list-item>
                <text:p><text:span text:style-name="T4">Faster</text:span></text:p>
              </text:list-item>
              <text:list-item>
                <text:p><text:span text:style-name="T5">Uses fixed storage size</text:span></text:p>
              </text:list-item>
            </text:list>
          </draw:text-box>
        </draw:frame>
        <draw:frame draw:style-name="gr4" draw:text-style-name="P6" draw:layer="layout" svg:width="23.26cm" svg:height="1.843cm" svg:x="1.886cm" svg:y="17.326cm">
          <draw:text-box>
            <text:p><text:span text:style-name="T2">*) any copyable typ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use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><text:span text:style-name="T6">static_any&lt;8&gt;</text:span><text:span text:style-name="T7"> a = 7;</text:span></text:p>
            <text:p><text:span text:style-name="T6">int</text:span><text:span text:style-name="T7"> x = a.get&lt;</text:span><text:span text:style-name="T6">int</text:span><text:span text:style-name="T7">&gt;(); </text:span><text:span text:style-name="T8">// returns 7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use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><text:span text:style-name="T6">static_any&lt;8&gt;</text:span><text:span text:style-name="T7"> a = 7;</text:span></text:p>
            <text:p><text:span text:style-name="T6">int</text:span><text:span text:style-name="T7"> x = a.get&lt;</text:span><text:span text:style-name="T6">int</text:span><text:span text:style-name="T7">&gt;(); </text:span><text:span text:style-name="T8">// returns 7</text:span></text:p>
            <text:p><text:span text:style-name="T9"/></text:p>
            <text:p><text:span text:style-name="T10">bool</text:span><text:span text:style-name="T11"> hi = a.has&lt;</text:span><text:span text:style-name="T10">int</text:span><text:span text:style-name="T11">&gt;(); </text:span><text:span text:style-name="T8">// returns true</text:span></text:p>
            <text:p><text:span text:style-name="T10">bool</text:span><text:span text:style-name="T11"> hd = a.has&lt;</text:span><text:span text:style-name="T10">double</text:span><text:span text:style-name="T11">&gt;(); </text:span><text:span text:style-name="T8">// returns false</text:span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use</text:p>
          </draw:text-box>
        </draw:frame>
        <draw:frame presentation:style-name="pr4" draw:text-style-name="P8" draw:layer="layout" svg:width="25.199cm" svg:height="12.179cm" svg:x="1.4cm" svg:y="4.914cm" presentation:class="outline" presentation:user-transformed="true">
          <draw:text-box>
            <text:p><text:span text:style-name="T13">static_any&lt;8&gt;</text:span><text:span text:style-name="T14"> a = 7;</text:span></text:p>
            <text:p><text:span text:style-name="T13">int</text:span><text:span text:style-name="T14"> x = a.get&lt;</text:span><text:span text:style-name="T13">int</text:span><text:span text:style-name="T14">&gt;(); </text:span><text:span text:style-name="T15">// returns 7</text:span></text:p>
            <text:p><text:span text:style-name="T16"/></text:p>
            <text:p><text:span text:style-name="T17">bool</text:span><text:span text:style-name="T18"> hi = a.has&lt;</text:span><text:span text:style-name="T17">int</text:span><text:span text:style-name="T18">&gt;(); </text:span><text:span text:style-name="T15">// returns true</text:span></text:p>
            <text:p><text:span text:style-name="T17">bool</text:span><text:span text:style-name="T18"> hd = a.has&lt;</text:span><text:span text:style-name="T17">double</text:span><text:span text:style-name="T18">&gt;(); </text:span><text:span text:style-name="T15">// returns false</text:span></text:p>
            <text:p><text:span text:style-name="T16"/></text:p>
            <text:p><text:span text:style-name="T17">double </text:span><text:span text:style-name="T19">d = a.get&lt;</text:span><text:span text:style-name="T17">double</text:span><text:span text:style-name="T19">&gt;(); </text:span><text:span text:style-name="T20">// throws!</text:span></text:p>
            <text:p><text:span text:style-name="T21"/></text:p>
            <text:p><text:span text:style-name="T2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use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><text:span text:style-name="T6">static_any&lt;8&gt;</text:span><text:span text:style-name="T7"> a = 7;</text:span></text:p>
            <text:p><text:span text:style-name="T6">int</text:span><text:span text:style-name="T7"> x = a.get&lt;</text:span><text:span text:style-name="T6">int</text:span><text:span text:style-name="T7">&gt;(); </text:span><text:span text:style-name="T8">// returns 7</text:span></text:p>
            <text:p><text:span text:style-name="T9"/></text:p>
            <text:p><text:span text:style-name="T10">bool</text:span><text:span text:style-name="T11"> hi = a.has&lt;</text:span><text:span text:style-name="T10">int</text:span><text:span text:style-name="T11">&gt;(); </text:span><text:span text:style-name="T8">// returns true</text:span></text:p>
            <text:p><text:span text:style-name="T10">bool</text:span><text:span text:style-name="T11"> hd = a.has&lt;</text:span><text:span text:style-name="T22">double</text:span><text:span text:style-name="T11">&gt;(); </text:span><text:span text:style-name="T8">// returns false</text:span></text:p>
            <text:p><text:span text:style-name="T9"/></text:p>
            <text:p><text:span text:style-name="T10">double </text:span><text:span text:style-name="T23">d = a.get&lt;</text:span><text:span text:style-name="T10">double</text:span><text:span text:style-name="T23">&gt;(); </text:span><text:span text:style-name="T24">// throws!</text:span></text:p>
            <text:p><text:span text:style-name="T25"/></text:p>
            <text:p><text:span text:style-name="T23">a = std::make_pair(4.4, 5.5); </text:span><text:span text:style-name="T24">// fails to compile</text:span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use (2)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><text:span text:style-name="T6">static_any&lt;32&gt;</text:span><text:span text:style-name="T7"> a = </text:span><text:span text:style-name="T6">std::string</text:span><text:span text:style-name="T7">(“Hello”);</text:span></text:p>
            <text:p><text:span text:style-name="T7"/></text:p>
            <text:p><text:span text:style-name="T11"/></text:p>
            <text:p><text:span text:style-name="T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use (2)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><text:span text:style-name="T6">static_any&lt;32&gt;</text:span><text:span text:style-name="T7"> a = </text:span><text:span text:style-name="T6">std::string</text:span><text:span text:style-name="T7">(“Hello”);</text:span></text:p>
            <text:p><text:span text:style-name="T6">static_any&lt;32&gt;</text:span><text:span text:style-name="T7"> a2 = a; </text:span><text:span text:style-name="T8">// object copied</text:span></text:p>
            <text:p><text:span text:style-name="T7"/></text:p>
            <text:p><text:span text:style-name="T11"/></text:p>
            <text:p><text:span text:style-name="T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use (2)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><text:span text:style-name="T6">static_any&lt;32&gt;</text:span><text:span text:style-name="T7"> a = </text:span><text:span text:style-name="T6">std::string</text:span><text:span text:style-name="T7">(“Hello”);</text:span></text:p>
            <text:p><text:span text:style-name="T6">static_any&lt;32&gt;</text:span><text:span text:style-name="T7"> a2 = a; </text:span><text:span text:style-name="T8">// object copied</text:span></text:p>
            <text:p><text:span text:style-name="T6">static_any&lt;32&gt;</text:span><text:span text:style-name="T7"> a3 = std::move(a2); </text:span><text:span text:style-name="T8">// object moved</text:span></text:p>
            <text:p><text:span text:style-name="T7"/></text:p>
            <text:p><text:span text:style-name="T11"/></text:p>
            <text:p><text:span text:style-name="T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use (2)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><text:span text:style-name="T6">static_any&lt;32&gt;</text:span><text:span text:style-name="T7"> a = </text:span><text:span text:style-name="T6">std::string</text:span><text:span text:style-name="T7">(“Hello”);</text:span></text:p>
            <text:p><text:span text:style-name="T6">static_any&lt;32&gt;</text:span><text:span text:style-name="T7"> a2 = a; </text:span><text:span text:style-name="T8">// object copied</text:span></text:p>
            <text:p><text:span text:style-name="T6">static_any&lt;32&gt;</text:span><text:span text:style-name="T7"> a3 = std::move(a2); </text:span><text:span text:style-name="T8">// object moved</text:span></text:p>
            <text:p><text:span text:style-name="T11">a = 5; </text:span><text:span text:style-name="T8">// object destroyed</text:span></text:p>
            <text:p><text:span text:style-name="T7"/></text:p>
            <text:p><text:span text:style-name="T11"/></text:p>
            <text:p><text:span text:style-name="T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does it work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><text:span text:style-name="T6">template</text:span><text:span text:style-name="T7">&lt;</text:span><text:span text:style-name="T6">size_t</text:span><text:span text:style-name="T7"> N&gt;</text:span></text:p>
            <text:p><text:span text:style-name="T6">class</text:span><text:span text:style-name="T7"> </text:span><text:span text:style-name="T6">static_any</text:span></text:p>
            <text:p><text:span text:style-name="T7">{</text:span></text:p>
            <text:p><text:span text:style-name="T7"><text:s text:c="2"/></text:span><text:span text:style-name="T8">// …</text:span></text:p>
            <text:p><text:span text:style-name="T6"/></text:p>
            <text:p><text:span text:style-name="T6">private</text:span><text:span text:style-name="T7">:</text:span></text:p>
            <text:p><text:span text:style-name="T7"><text:s text:c="2"/></text:span><text:span text:style-name="T6">using</text:span><text:span text:style-name="T7"> </text:span><text:span text:style-name="T26">fun_ptr_t</text:span><text:span text:style-name="T7"> = </text:span><text:span text:style-name="T6">void</text:span><text:span text:style-name="T7">(*)(op_t, </text:span><text:span text:style-name="T6">void</text:span><text:span text:style-name="T7">*, </text:span><text:span text:style-name="T6">void</text:span><text:span text:style-name="T7">*);</text:span></text:p>
            <text:p><text:span text:style-name="T7"/></text:p>
            <text:p><text:span text:style-name="T7"><text:s text:c="2"/></text:span><text:span text:style-name="T6">std::array</text:span><text:span text:style-name="T7">&lt;</text:span><text:span text:style-name="T6">char</text:span><text:span text:style-name="T7">, N&gt; buff_;</text:span></text:p>
            <text:p><text:span text:style-name="T7"><text:s text:c="2"/></text:span><text:span text:style-name="T26">fun_ptr_t</text:span><text:span text:style-name="T7"> <text:s text:c="10"/>function_ = </text:span><text:span text:style-name="T6">nullptr</text:span><text:span text:style-name="T7">;</text:span></text:p>
            <text:p><text:span text:style-name="T7">};</text:span></text:p>
            <text:p><text:span text:style-name="T7"/></text:p>
            <text:p><text:span text:style-name="T8">// size = N + sizeof(void*)</text:span></text:p>
            <text:p><text:span text:style-name="T7"/></text:p>
            <text:p><text:span text:style-name="T7"/></text:p>
            <text:p><text:span text:style-name="T7"/></text:p>
            <text:p><text:span text:style-name="T11"/></text:p>
            <text:p><text:span text:style-name="T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“Gateway function”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><text:span text:style-name="T10">enum class op_t</text:span><text:span text:style-name="T11"> { copy, move, destroy, ... };</text:span></text:p>
            <text:p><text:span text:style-name="T11"/></text:p>
            <text:p><text:span text:style-name="T10">template</text:span><text:span text:style-name="T11">&lt;</text:span><text:span text:style-name="T10">typename</text:span><text:span text:style-name="T11"> T&gt;</text:span></text:p>
            <text:p><text:span text:style-name="T10">static void</text:span><text:span text:style-name="T11"> operation(</text:span><text:span text:style-name="T10">op_t</text:span><text:span text:style-name="T11"> op, </text:span><text:span text:style-name="T10">void</text:span><text:span text:style-name="T11">* ptr1, </text:span><text:span text:style-name="T10">void</text:span><text:span text:style-name="T11">* ptr2)</text:span></text:p>
            <text:p><text:span text:style-name="T11">{</text:span></text:p>
            <text:p><text:span text:style-name="T11"><text:s text:c="2"/></text:span><text:span text:style-name="T10">switch</text:span><text:span text:style-name="T11">(op)</text:span></text:p>
            <text:p><text:span text:style-name="T11"><text:s text:c="2"/></text:span><text:span text:style-name="T11">{</text:span></text:p>
            <text:p><text:span text:style-name="T11"><text:s text:c="4"/></text:span><text:span text:style-name="T27">// all operations handled here</text:span></text:p>
            <text:p><text:span text:style-name="T11"><text:s text:c="2"/></text:span><text:span text:style-name="T11">}</text:span></text:p>
            <text:p><text:span text:style-name="T11">}</text:span></text:p>
            <text:p><text:span text:style-name="T11"/></text:p>
            <text:p><text:span text:style-name="T11"/></text:p>
            <text:p><text:span text:style-name="T11"/></text:p>
            <text:p><text:span text:style-name="T7"/></text:p>
            <text:p><text:span text:style-name="T7"/></text:p>
            <text:p><text:span text:style-name="T11"/></text:p>
            <text:p><text:span text:style-name="T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py - initialization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><text:span text:style-name="T10">template</text:span><text:span text:style-name="T11">&lt;</text:span><text:span text:style-name="T10">typename</text:span><text:span text:style-name="T11"> T&gt;</text:span></text:p>
            <text:p><text:span text:style-name="T11">static_any(</text:span><text:span text:style-name="T10">const</text:span><text:span text:style-name="T11"> T&amp; obj)</text:span></text:p>
            <text:p><text:span text:style-name="T11">{</text:span></text:p>
            <text:p><text:span text:style-name="T11"><text:s text:c="2"/></text:span><text:span text:style-name="T10">static_assert</text:span><text:span text:style-name="T11">(N &gt;= </text:span><text:span text:style-name="T10">sizeof</text:span><text:span text:style-name="T11">(T), "T is too big");</text:span></text:p>
            <text:p><text:span text:style-name="T11"><text:s text:c="2"/></text:span><text:span text:style-name="T10">new</text:span><text:span text:style-name="T11">(buff_.data()) T(obj);</text:span></text:p>
            <text:p><text:span text:style-name="T11"><text:s text:c="2"/></text:span><text:span text:style-name="T11">function_ = &amp;operation&lt;T&gt;;</text:span></text:p>
            <text:p><text:span text:style-name="T11">}</text:span></text:p>
            <text:p><text:span text:style-name="T11"/></text:p>
            <text:p><text:span text:style-name="T11"/></text:p>
            <text:p><text:span text:style-name="T11"/></text:p>
            <text:p><text:span text:style-name="T7"/></text:p>
            <text:p><text:span text:style-name="T7"/></text:p>
            <text:p><text:span text:style-name="T11"/></text:p>
            <text:p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truction</text:p>
          </draw:text-box>
        </draw:frame>
        <draw:frame presentation:style-name="pr4" draw:text-style-name="P7" draw:layer="layout" svg:width="25.199cm" svg:height="14.898cm" svg:x="1.4cm" svg:y="4.914cm" presentation:class="outline" presentation:user-transformed="true">
          <draw:text-box>
            <text:p><text:span text:style-name="T10">void</text:span><text:span text:style-name="T11"> reset()</text:span></text:p>
            <text:p><text:span text:style-name="T11">{</text:span></text:p>
            <text:p><text:span text:style-name="T11"><text:s text:c="2"/></text:span><text:span text:style-name="T10">if</text:span><text:span text:style-name="T11"> (function_) {</text:span></text:p>
            <text:p><text:span text:style-name="T11"><text:s text:c="4"/></text:span><text:span text:style-name="T11">function_(</text:span><text:span text:style-name="T10">op_t</text:span><text:span text:style-name="T11">::destroy, buff_.data(), </text:span><text:span text:style-name="T10">nullptr</text:span><text:span text:style-name="T11">);</text:span></text:p>
            <text:p><text:span text:style-name="T11"><text:s text:c="4"/></text:span><text:span text:style-name="T11">function_ = </text:span><text:span text:style-name="T10">nullptr</text:span><text:span text:style-name="T11">;</text:span></text:p>
            <text:p><text:span text:style-name="T11"><text:s text:c="2"/></text:span><text:span text:style-name="T11">}</text:span></text:p>
            <text:p><text:span text:style-name="T11">}</text:span></text:p>
            <text:p><text:span text:style-name="T11">~static_any() { reset(); }</text:span></text:p>
            <text:p><text:span text:style-name="T11"/></text:p>
            <text:p><text:span text:style-name="T27">// in the “gateway function”</text:span></text:p>
            <text:p><text:span text:style-name="T28">T* this_ptr = </text:span><text:span text:style-name="T29">reinterpret_cast</text:span><text:span text:style-name="T28">&lt;T*&gt;(ptr1);</text:span></text:p>
            <text:p><text:span text:style-name="T28">this_ptr-&gt;~T();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7"/></text:p>
            <text:p><text:span text:style-name="T7"/></text:p>
            <text:p><text:span text:style-name="T11"/></text:p>
            <text:p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py from another static_any</text:p>
          </draw:text-box>
        </draw:frame>
        <draw:frame presentation:style-name="pr4" draw:text-style-name="P7" draw:layer="layout" svg:width="25.199cm" svg:height="14.898cm" svg:x="1.4cm" svg:y="4.914cm" presentation:class="outline" presentation:user-transformed="true">
          <draw:text-box>
            <text:p><text:span text:style-name="T11">static_any(</text:span><text:span text:style-name="T10">const</text:span><text:span text:style-name="T11"> static_any&amp; other)</text:span></text:p>
            <text:p><text:span text:style-name="T11">{</text:span></text:p>
            <text:p><text:span text:style-name="T11"><text:s text:c="2"/></text:span><text:span text:style-name="T10">if</text:span><text:span text:style-name="T11"> (</text:span><text:span text:style-name="T11">other.</text:span><text:span text:style-name="T11">function_) {</text:span></text:p>
            <text:p><text:span text:style-name="T11"><text:s text:c="4"/></text:span><text:span text:style-name="T11">function_ = </text:span><text:span text:style-name="T23">other.function_</text:span><text:span text:style-name="T11">;</text:span></text:p>
            <text:p><text:span text:style-name="T11"><text:s text:c="4"/></text:span><text:span text:style-name="T11">function_(</text:span><text:span text:style-name="T10">op_t</text:span><text:span text:style-name="T11">::copy, buff_.data(), </text:span><text:span text:style-name="T23">other.buff_.data()</text:span><text:span text:style-name="T11">);</text:span></text:p>
            <text:p><text:span text:style-name="T11"><text:s text:c="2"/></text:span><text:span text:style-name="T11">}</text:span></text:p>
            <text:p><text:span text:style-name="T11">}</text:span></text:p>
            <text:p><text:span text:style-name="T11"/></text:p>
            <text:p><text:span text:style-name="T27">// in the “gateway function”</text:span></text:p>
            <text:p><text:span text:style-name="T28">T* this_ptr = </text:span><text:span text:style-name="T29">reinterpret_cast</text:span><text:span text:style-name="T28">&lt;T*&gt;(ptr1);</text:span></text:p>
            <text:p><text:span text:style-name="T28">T* other_ptr = </text:span><text:span text:style-name="T29">reinterpret_cast</text:span><text:span text:style-name="T28">&lt;T*&gt;(ptr2);</text:span></text:p>
            <text:p><text:span text:style-name="T29">new</text:span><text:span text:style-name="T28">(this_ptr)_T(*other_ptr);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7"/></text:p>
            <text:p><text:span text:style-name="T7"/></text:p>
            <text:p><text:span text:style-name="T11"/></text:p>
            <text:p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tting the stored object</text:p>
          </draw:text-box>
        </draw:frame>
        <draw:frame presentation:style-name="pr4" draw:text-style-name="P7" draw:layer="layout" svg:width="25.199cm" svg:height="14.898cm" svg:x="1.4cm" svg:y="4.914cm" presentation:class="outline" presentation:user-transformed="true">
          <draw:text-box>
            <text:p><text:span text:style-name="T10">template</text:span><text:span text:style-name="T11">&lt;</text:span><text:span text:style-name="T10">typename</text:span><text:span text:style-name="T11"> T&gt;</text:span></text:p>
            <text:p><text:span text:style-name="T11">T&amp; get()</text:span></text:p>
            <text:p><text:span text:style-name="T11">{</text:span></text:p>
            <text:p><text:span text:style-name="T11"><text:s text:c="2"/></text:span><text:span text:style-name="T10">if</text:span><text:span text:style-name="T11"> (has&lt;T&gt;())</text:span></text:p>
            <text:p><text:span text:style-name="T11"><text:s text:c="4"/></text:span><text:span text:style-name="T10">return</text:span><text:span text:style-name="T11"> *</text:span><text:span text:style-name="T30">reinterpret_cast</text:span><text:span text:style-name="T23">&lt;T*</text:span><text:span text:style-name="T11">&gt;(buff_.data());</text:span></text:p>
            <text:p><text:span text:style-name="T11"><text:s text:c="2"/></text:span><text:span text:style-name="T10">else</text:span></text:p>
            <text:p><text:span text:style-name="T11"><text:s text:c="4"/></text:span><text:span text:style-name="T10">throw</text:span><text:span text:style-name="T11"> std::bad_cast;</text:span></text:p>
            <text:p><text:span text:style-name="T11">}</text:span></text:p>
            <text:p><text:span text:style-name="T11"/></text:p>
            <text:p><text:span text:style-name="T27"/></text:p>
            <text:p><text:span text:style-name="T11"/></text:p>
            <text:p><text:span text:style-name="T11"/></text:p>
            <text:p><text:span text:style-name="T11"/></text:p>
            <text:p><text:span text:style-name="T7"/></text:p>
            <text:p><text:span text:style-name="T7"/></text:p>
            <text:p><text:span text:style-name="T11"/></text:p>
            <text:p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 type</text:p>
          </draw:text-box>
        </draw:frame>
        <draw:frame presentation:style-name="pr4" draw:text-style-name="P7" draw:layer="layout" svg:width="25.199cm" svg:height="14.898cm" svg:x="1.4cm" svg:y="4.914cm" presentation:class="outline" presentation:user-transformed="true">
          <draw:text-box>
            <text:p><text:span text:style-name="T10">template</text:span><text:span text:style-name="T11">&lt;</text:span><text:span text:style-name="T10">typename</text:span><text:span text:style-name="T11"> T&gt;</text:span></text:p>
            <text:p><text:span text:style-name="T10">bool</text:span><text:span text:style-name="T11"> has() </text:span><text:span text:style-name="T10">const</text:span></text:p>
            <text:p><text:span text:style-name="T11">{</text:span></text:p>
            <text:p><text:span text:style-name="T11"><text:s text:c="2"/></text:span><text:span text:style-name="T10">if</text:span><text:span text:style-name="T11"> (function_ == &amp;operation&lt;T&gt;)</text:span></text:p>
            <text:p><text:span text:style-name="T11"><text:s text:c="4"/></text:span><text:span text:style-name="T10">return</text:span><text:span text:style-name="T11"> </text:span><text:span text:style-name="T10">true</text:span><text:span text:style-name="T11">;</text:span></text:p>
            <text:p><text:span text:style-name="T11"><text:s text:c="2"/></text:span><text:span text:style-name="T10">else if</text:span><text:span text:style-name="T11"> (function_)</text:span></text:p>
            <text:p><text:span text:style-name="T11"><text:s text:c="4"/></text:span><text:span text:style-name="T10">return</text:span><text:span text:style-name="T11"> compare_type_index(); </text:span><text:span text:style-name="T8">// across dll?</text:span></text:p>
            <text:p><text:span text:style-name="T11"><text:s text:c="2"/></text:span><text:span text:style-name="T10">else</text:span></text:p>
            <text:p><text:span text:style-name="T11"><text:s text:c="4"/></text:span><text:span text:style-name="T10">return false</text:span><text:span text:style-name="T11">;</text:span></text:p>
            <text:p><text:span text:style-name="T11">}</text:span></text:p>
            <text:p><text:span text:style-name="T11"/></text:p>
            <text:p><text:span text:style-name="T27"/></text:p>
            <text:p><text:span text:style-name="T11"/></text:p>
            <text:p><text:span text:style-name="T11"/></text:p>
            <text:p><text:span text:style-name="T11"/></text:p>
            <text:p><text:span text:style-name="T7"/></text:p>
            <text:p><text:span text:style-name="T7"/></text:p>
            <text:p><text:span text:style-name="T11"/></text:p>
            <text:p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erformance</text:p>
          </draw:text-box>
        </draw:frame>
        <draw:frame draw:style-name="gr5" draw:layer="layout" svg:width="12.297cm" svg:height="12.179cm" svg:x="1.4cm" svg:y="4.914cm" presentation:class="chart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2" draw:layer="layout" svg:width="12.297cm" svg:height="12.179cm" svg:x="13.697cm" svg:y="5.09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6" draw:text-style-name="P5" draw:layer="layout" svg:width="25.199cm" svg:height="12.179cm" svg:x="1.4cm" svg:y="4.914cm" presentation:class="subtitle">
          <draw:text-box>
            <text:p><text:a xlink:href="https://github.com/david-grs/static_any" xlink:type="simple">https://github.com/david-grs/static_any</text:a></text:p>
            <text:p/>
            <text:p><text:a xlink:href="mailto:maciej.gajewski0@gmail.com" xlink:type="simple">maciej.gajewski0@gmail.com</text:a></text:p>
            <text:p><text:a xlink:href="mailto:david.a.grs@gmail.com" xlink:type="simple">david.a.grs@gmail.com</text:a></text:p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0T09:05:34.357753728</meta:creation-date>
    <dc:date>2016-04-20T20:27:28.567842287</dc:date>
    <meta:editing-duration>PT1H29M31S</meta:editing-duration>
    <meta:editing-cycles>41</meta:editing-cycles>
    <meta:generator>LibreOffice/5.0.5.2$Linux_X86_64 LibreOffice_project/00m0$Build-2</meta:generator>
    <meta:document-statistic meta:object-count="1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98cm" svg:height="12.18cm" xlink:href="." xlink:type="simple" chart:class="chart:bar" chart:style-name="ch1">
        <chart:title svg:x="4.902cm" svg:y="0.379cm" chart:style-name="ch2">
          <text:p>Assignment</text:p>
        </chart:title>
        <chart:legend chart:legend-position="end" svg:x="9.162cm" svg:y="5.293cm" style:legend-expansion="high" chart:style-name="ch3"/>
        <chart:plot-area chart:style-name="ch4" chart:data-source-has-labels="both" svg:x="0.245cm" svg:y="1.427cm" svg:width="8.672cm" svg:height="10.51cm">
          <chartooo:coordinate-region svg:x="1.052cm" svg:y="1.626cm" svg:width="7.865cm" svg:height="9.664cm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series chart:style-name="ch10" chart:values-cell-range-address="local-table.$D$2:.$D$3" chart:label-cell-address="local-table.$D$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ost::any</text:p>
              </table:table-cell>
              <table:table-cell office:value-type="string">
                <text:p>QVariant</text:p>
              </table:table-cell>
              <table:table-cell office:value-type="string">
                <text:p>static_any&lt;32&gt;</text:p>
              </table:table-cell>
            </table:table-row>
          </table:table-header-rows>
          <table:table-rows>
            <table:table-row>
              <table:table-cell office:value-type="string">
                <text:p>int</text:p>
              </table:table-cell>
              <table:table-cell office:value-type="float" office:value="50">
                <text:p>50</text:p>
              </table:table-cell>
              <table:table-cell office:value-type="float" office:value="33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td::string</text:p>
              </table:table-cell>
              <table:table-cell office:value-type="float" office:value="145">
                <text:p>145</text:p>
              </table:table-cell>
              <table:table-cell office:value-type="float" office:value="383">
                <text:p>383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98cm" svg:height="12.18cm" xlink:href="." xlink:type="simple" chart:class="chart:bar" chart:style-name="ch1">
        <chart:title svg:x="5.761cm" svg:y="0.379cm" chart:style-name="ch2">
          <text:p>get</text:p>
        </chart:title>
        <chart:legend chart:legend-position="end" svg:x="9.162cm" svg:y="5.293cm" style:legend-expansion="high" chart:style-name="ch3"/>
        <chart:plot-area chart:style-name="ch4" chart:data-source-has-labels="both" svg:x="0.245cm" svg:y="1.427cm" svg:width="8.672cm" svg:height="10.51cm">
          <chartooo:coordinate-region svg:x="0.866cm" svg:y="1.626cm" svg:width="8.051cm" svg:height="9.664cm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series chart:style-name="ch10" chart:values-cell-range-address="local-table.$D$2:.$D$3" chart:label-cell-address="local-table.$D$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ost::any</text:p>
              </table:table-cell>
              <table:table-cell office:value-type="string">
                <text:p>QVariant</text:p>
              </table:table-cell>
              <table:table-cell office:value-type="string">
                <text:p>static_any&lt;32&gt;</text:p>
              </table:table-cell>
            </table:table-row>
          </table:table-header-rows>
          <table:table-rows>
            <table:table-row>
              <table:table-cell office:value-type="string">
                <text:p>int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td::string</text:p>
              </table:table-cell>
              <table:table-cell office:value-type="float" office:value="57">
                <text:p>57</text:p>
              </table:table-cell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